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3000003AE6C4CC0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Captura_25_20de_25_20pantalla_25_20de_25_202024-11-19_25_2008-34-36" draw:display-name="Captura%20de%20pantalla%20de%202024-11-19%2008-34-36" xlink:href="Pictures/10000001000003E3000003AE6C4CC00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Captura_25_20de_25_20pantalla_25_20de_25_202024-11-19_25_2008-34-36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3E3000003AE6C4CC000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Captura_25_20de_25_20pantalla_25_20de_25_202024-11-19_25_2008-34-36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32:58.581000599</meta:creation-date>
    <dc:date>2024-11-19T09:39:27.246329531</dc:date>
    <meta:editing-duration>PT6M2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